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24cbe3" officeooo:paragraph-rsid="0024cbe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cfe7e" officeooo:paragraph-rsid="001cfe7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0579e" officeooo:paragraph-rsid="0020579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2db5a" officeooo:paragraph-rsid="0022db5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2db5a" officeooo:paragraph-rsid="0032b73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cfe7e" officeooo:paragraph-rsid="001cfe7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2pt" fo:font-style="italic" fo:font-weight="normal" officeooo:rsid="001cfe7e" officeooo:paragraph-rsid="001cfe7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style="italic" fo:font-weight="normal" officeooo:rsid="0020579e" officeooo:paragraph-rsid="0020579e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style="italic" fo:font-weight="normal" officeooo:rsid="0020579e" officeooo:paragraph-rsid="00282fb8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bold" officeooo:rsid="001cfe7e" officeooo:paragraph-rsid="00250ec8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color="#5983b0" style:font-name="Arial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color="#5983b0" style:font-name="Arial" fo:font-size="14pt" fo:font-weight="normal" officeooo:rsid="001cfe7e" officeooo:paragraph-rsid="00250ec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5983b0" style:font-name="Arial" fo:font-size="14pt" fo:font-weight="bold" officeooo:rsid="001cfe7e" officeooo:paragraph-rsid="001cfe7e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5983b0" style:font-name="Arial" fo:font-size="16pt" fo:font-weight="normal" officeooo:rsid="001cfe7e" officeooo:paragraph-rsid="001cfe7e" fo:background-color="transparent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76a3d3" style:font-name="Arial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start" style:justify-single-word="false" fo:break-before="page"/>
      <style:text-properties style:font-name="Arial" fo:font-size="12pt" fo:font-style="italic" fo:font-weight="normal" officeooo:rsid="0020579e" officeooo:paragraph-rsid="00282fb8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5983b0" style:font-name="Arial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1cfe7e" officeooo:paragraph-rsid="001cfe7e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officeooo:rsid="0020579e" officeooo:paragraph-rsid="0020579e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officeooo:rsid="0020ff16" officeooo:paragraph-rsid="0020ff1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0ff16" officeooo:paragraph-rsid="0020ff1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32b73c" officeooo:paragraph-rsid="0032b73c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line-height="150%" fo:text-align="start" style:justify-single-word="false"/>
      <style:text-properties style:font-name="Arial" fo:font-size="12pt" fo:font-weight="normal" officeooo:rsid="0032b73c" officeooo:paragraph-rsid="0032b73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34251b" officeooo:paragraph-rsid="0034251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34251b" officeooo:paragraph-rsid="0034868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34251b" officeooo:paragraph-rsid="0035995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34251b" officeooo:paragraph-rsid="00370031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paragraph-properties fo:line-height="150%" fo:text-align="start" style:justify-single-word="false"/>
      <style:text-properties style:font-name="Arial" fo:font-size="12pt" fo:font-weight="normal" officeooo:rsid="0034868e" officeooo:paragraph-rsid="0034868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2db5a" officeooo:paragraph-rsid="0022db5a" style:font-size-asian="12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line-height="150%" fo:text-align="start" style:justify-single-word="false"/>
      <style:text-properties style:font-name="Arial" fo:font-size="12pt" fo:font-style="normal" fo:font-weight="normal" officeooo:rsid="0020ff16" officeooo:paragraph-rsid="0020ff1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3">
      <style:paragraph-properties fo:line-height="150%" fo:text-align="start" style:justify-single-word="false"/>
      <style:text-properties style:font-name="Arial" fo:font-size="12pt" fo:font-style="normal" fo:font-weight="normal" officeooo:rsid="00219ed3" officeooo:paragraph-rsid="00219ed3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5">
      <style:paragraph-properties fo:line-height="150%" fo:text-align="start" style:justify-single-word="false"/>
      <style:text-properties style:font-name="Arial" fo:font-size="12pt" fo:font-style="normal" fo:font-weight="normal" officeooo:rsid="00219ed3" officeooo:paragraph-rsid="00219ed3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5">
      <style:paragraph-properties fo:line-height="150%" fo:text-align="start" style:justify-single-word="false"/>
      <style:text-properties style:font-name="Arial" fo:font-size="12pt" fo:font-style="normal" fo:font-weight="normal" officeooo:rsid="00219ed3" officeooo:paragraph-rsid="0032b73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6">
      <style:paragraph-properties fo:line-height="150%" fo:text-align="start" style:justify-single-word="false"/>
      <style:text-properties style:font-name="Arial" fo:font-size="12pt" fo:font-style="normal" fo:font-weight="normal" officeooo:rsid="00219ed3" officeooo:paragraph-rsid="00219ed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219ed3" officeooo:paragraph-rsid="0032b73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6">
      <style:paragraph-properties fo:line-height="150%" fo:text-align="start" style:justify-single-word="false"/>
      <style:text-properties style:font-name="Arial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7">
      <style:paragraph-properties fo:line-height="150%" fo:text-align="start" style:justify-single-word="false"/>
      <style:text-properties style:font-name="Arial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7">
      <style:paragraph-properties fo:line-height="150%" fo:text-align="start" style:justify-single-word="false"/>
      <style:text-properties style:font-name="Arial" fo:font-size="12pt" fo:font-style="normal" fo:font-weight="normal" officeooo:rsid="0022db5a" officeooo:paragraph-rsid="0022db5a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7">
      <style:paragraph-properties fo:line-height="150%" fo:text-align="start" style:justify-single-word="false"/>
      <style:text-properties style:font-name="Arial" fo:font-size="12pt" fo:font-style="normal" fo:font-weight="normal" officeooo:rsid="0022db5a" officeooo:paragraph-rsid="00250ec8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style:font-name="Arial" fo:font-size="12pt" fo:font-style="normal" fo:font-weight="normal" officeooo:rsid="0022db5a" officeooo:paragraph-rsid="00250ec8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9">
      <style:paragraph-properties fo:line-height="150%" fo:text-align="start" style:justify-single-word="false"/>
      <style:text-properties style:font-name="Arial" fo:font-size="12pt" fo:font-style="normal" style:text-underline-style="none" fo:font-weight="normal" officeooo:rsid="0034868e" officeooo:paragraph-rsid="0034868e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9">
      <style:paragraph-properties fo:line-height="150%" fo:text-align="start" style:justify-single-word="false"/>
      <style:text-properties style:font-name="Arial" fo:font-size="12pt" fo:font-style="normal" style:text-underline-style="none" fo:font-weight="normal" officeooo:rsid="00359951" officeooo:paragraph-rsid="00359951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style:font-name="Arial" fo:font-size="12pt" fo:font-style="italic" fo:font-weight="normal" officeooo:rsid="0020579e" officeooo:paragraph-rsid="0020579e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4">
      <style:paragraph-properties fo:line-height="150%" fo:text-align="start" style:justify-single-word="false"/>
      <style:text-properties officeooo:rsid="00219ed3" officeooo:paragraph-rsid="00219ed3"/>
    </style:style>
    <style:style style:name="P52" style:family="paragraph" style:parent-style-name="Standard" style:list-style-name="L4">
      <style:paragraph-properties fo:line-height="150%" fo:text-align="start" style:justify-single-word="false"/>
      <style:text-properties officeooo:paragraph-rsid="00219ed3"/>
    </style:style>
    <style:style style:name="P53" style:family="paragraph" style:parent-style-name="Standard" style:list-style-name="L8">
      <style:paragraph-properties fo:line-height="150%" fo:text-align="start" style:justify-single-word="false"/>
      <style:text-properties officeooo:paragraph-rsid="001ecae3"/>
    </style:style>
    <style:style style:name="P54" style:family="paragraph" style:parent-style-name="Standard">
      <style:paragraph-properties fo:line-height="150%" fo:text-align="start" style:justify-single-word="false"/>
      <style:text-properties officeooo:paragraph-rsid="00219ed3"/>
    </style:style>
    <style:style style:name="P55" style:family="paragraph" style:parent-style-name="Standard" style:list-style-name="L6">
      <style:paragraph-properties fo:line-height="150%" fo:text-align="start" style:justify-single-word="false"/>
      <style:text-properties fo:color="#808080" style:font-name="Arial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6">
      <style:paragraph-properties fo:line-height="150%" fo:text-align="start" style:justify-single-word="false"/>
      <style:text-properties fo:color="#000000" style:font-name="Arial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color="#000000" style:font-name="Arial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9">
      <style:paragraph-properties fo:line-height="150%" fo:text-align="start" style:justify-single-word="false"/>
      <style:text-properties fo:color="#000000" style:font-name="Arial" fo:font-size="12pt" fo:font-style="normal" style:text-underline-style="none" fo:font-weight="normal" officeooo:rsid="00359951" officeooo:paragraph-rsid="00359951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9">
      <style:paragraph-properties fo:line-height="150%" fo:text-align="start" style:justify-single-word="false"/>
      <style:text-properties fo:color="#000000" style:font-name="Arial" fo:font-size="12pt" fo:font-style="normal" style:text-underline-style="none" fo:font-weight="normal" officeooo:rsid="00370031" officeooo:paragraph-rsid="0037003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579e" style:font-style-asian="italic" style:font-style-complex="italic"/>
    </style:style>
    <style:style style:name="T3" style:family="text">
      <style:text-properties fo:font-style="italic" officeooo:rsid="0032b73c" style:font-style-asian="italic" style:font-style-complex="italic"/>
    </style:style>
    <style:style style:name="T4" style:family="text">
      <style:text-properties fo:font-style="italic" officeooo:rsid="0021c0cb" style:font-style-asian="italic" style:font-style-complex="italic"/>
    </style:style>
    <style:style style:name="T5" style:family="text">
      <style:text-properties fo:font-style="italic" officeooo:rsid="002ad342" style:font-style-asian="italic" style:font-style-complex="italic"/>
    </style:style>
    <style:style style:name="T6" style:family="text">
      <style:text-properties fo:font-style="italic" officeooo:rsid="00339539" style:font-style-asian="italic" style:font-style-complex="italic"/>
    </style:style>
    <style:style style:name="T7" style:family="text">
      <style:text-properties officeooo:rsid="001ecae3"/>
    </style:style>
    <style:style style:name="T8" style:family="text">
      <style:text-properties style:font-name="Arial" fo:font-size="12pt" fo:font-weight="normal" officeooo:rsid="001ecae3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22db5a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20ff1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219ed3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20ff16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7" style:family="text">
      <style:text-properties fo:color="#000000"/>
    </style:style>
    <style:style style:name="T18" style:family="text">
      <style:text-properties fo:color="#000000" style:font-name="Arial" fo:font-size="12pt" style:font-size-asian="12pt" style:font-size-complex="12pt"/>
    </style:style>
    <style:style style:name="T19" style:family="text">
      <style:text-properties fo:color="#000000" style:font-name="Arial" fo:font-size="12pt" officeooo:rsid="00219ed3" style:font-size-asian="12pt" style:font-size-complex="12pt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000000" officeooo:rsid="00219ed3"/>
    </style:style>
    <style:style style:name="T22" style:family="text">
      <style:text-properties officeooo:rsid="0021c0cb"/>
    </style:style>
    <style:style style:name="T23" style:family="text">
      <style:text-properties officeooo:rsid="002348b9"/>
    </style:style>
    <style:style style:name="T24" style:family="text">
      <style:text-properties officeooo:rsid="0032b73c"/>
    </style:style>
    <style:style style:name="T25" style:family="text">
      <style:text-properties officeooo:rsid="003395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reARtion</text:p>
      <text:p text:style-name="P16"/>
      <text:p text:style-name="P2">Testen</text:p>
      <text:p text:style-name="P3">Aufgabenstellung</text:p>
      <text:p text:style-name="P18"/>
      <text:p text:style-name="P14">Platzieren und Entfernen von Objekten</text:p>
      <text:list xml:id="list2037708999" text:style-name="L1">
        <text:list-item>
          <text:p text:style-name="P21">Wählen Sie aus der Liste der Formen <text:span text:style-name="T1">ein Objekt</text:span> ihrer Wahl und platzieren Sie es.</text:p>
        </text:list-item>
        <text:list-item>
          <text:p text:style-name="P21">Verlassen Sie die Manipulationssicht und platzieren Sie <text:span text:style-name="T1">ein weiteres Objekt</text:span>.</text:p>
        </text:list-item>
        <text:list-item>
          <text:p text:style-name="P22">Löschen Sie das <text:span text:style-name="T1">zuletzt platzierte Objekt</text:span> durch Klicken des entsprechenden<text:span text:style-name="T1"> Lösch-Icons</text:span>.</text:p>
        </text:list-item>
      </text:list>
      <text:p text:style-name="P5"/>
      <text:p text:style-name="P31">Anmerkungen:</text:p>
      <text:list xml:id="list1463520496" text:style-name="L9">
        <text:list-item>
          <text:p text:style-name="P35">Platzieren nicht direkt verstanden</text:p>
        </text:list-item>
        <text:list-item>
          <text:p text:style-name="P35">auf Prefab gedrückt</text:p>
        </text:list-item>
      </text:list>
      <text:p text:style-name="P4"/>
      <text:p text:style-name="P14">Manipulieren von <text:span text:style-name="T23">Objekten</text:span></text:p>
      <text:list xml:id="list3615840293" text:style-name="L2">
        <text:list-item>
          <text:p text:style-name="P23">Wählen Sie das Objekt durch <text:span text:style-name="T14">Antippen </text:span>aus.</text:p>
        </text:list-item>
      </text:list>
      <text:p text:style-name="P5"><text:tab/><text:span text:style-name="T2">Verschieben</text:span></text:p>
      <text:list xml:id="list82353378002876" text:continue-numbering="true" text:style-name="L2">
        <text:list-item>
          <text:list>
            <text:list-item>
              <text:p text:style-name="P26">Wählen Sie das <text:span text:style-name="T3">Verschieben-Werkzeug</text:span><text:span text:style-name="T24"> </text:span><text:span text:style-name="T15">aus</text:span> der Liste aus.</text:p>
            </text:list-item>
            <text:list-item>
              <text:p text:style-name="P27">Verschieben Sie das Objekt durch Bewegen des Geräts etwas nach rechts.</text:p>
            </text:list-item>
          </text:list>
        </text:list-item>
      </text:list>
      <text:p text:style-name="P28"/>
      <text:p text:style-name="P32"><text:tab/>Anmerkungen:</text:p>
      <text:list xml:id="list82351835007098" text:continue-list="list1463520496" text:style-name="L9">
        <text:list-item>
          <text:list>
            <text:list-item>
              <text:p text:style-name="P35">sucht bei der Verschiebung über das Gerät einen Setzen-Button</text:p>
            </text:list-item>
            <text:list-item>
              <text:p text:style-name="P35">versucht zu nehmen und zu ziehen</text:p>
            </text:list-item>
          </text:list>
        </text:list-item>
      </text:list>
      <text:p text:style-name="P6"/>
      <text:p text:style-name="P6"><text:tab/><text:span text:style-name="T1">Größe ändern</text:span></text:p>
      <text:list xml:id="list2843639424" text:style-name="L3">
        <text:list-item>
          <text:p text:style-name="P37">Wechseln Sie <text:span text:style-name="T24">zum </text:span><text:span text:style-name="T3">Größe-ändern-Werkzeug</text:span> in der Liste.</text:p>
        </text:list-item>
        <text:list-item>
          <text:p text:style-name="P38">Vergrößern Sie das Objekt durch Auseinanderziehen <text:span text:style-name="T24">von</text:span> Daume<text:span text:style-name="T24">n</text:span> und Zeigefinger.</text:p>
        </text:list-item>
      </text:list>
      <text:p text:style-name="P11"/>
      <text:p text:style-name="P32"><text:tab/>Anmerkungen:</text:p>
      <text:list xml:id="list82351901959929" text:continue-list="list82351835007098" text:style-name="L9">
        <text:list-item>
          <text:list>
            <text:list-item>
              <text:p text:style-name="P48">sehr gut</text:p>
            </text:list-item>
          </text:list>
        </text:list-item>
      </text:list>
      <text:p text:style-name="P11"/>
      <text:p text:style-name="P11"><text:soft-page-break/><text:tab/>Rotieren</text:p>
      <text:list xml:id="list2666584267" text:style-name="L4">
        <text:list-item>
          <text:p text:style-name="P51"><text:span text:style-name="T11">W</text:span><text:span text:style-name="T10">echseln Sie zum </text:span><text:span text:style-name="T13">Rotationswerkzeug</text:span><text:span text:style-name="T10">.</text:span></text:p>
        </text:list-item>
        <text:list-item>
          <text:p text:style-name="P52"><text:span text:style-name="T12">Rotieren Sie das Objekt um 90</text:span><text:span text:style-name="T16">°</text:span><text:span text:style-name="T18"> </text:span><text:span text:style-name="T19">in allen drei Richtungen.</text:span></text:p>
        </text:list-item>
      </text:list>
      <text:p text:style-name="P54"><text:span text:style-name="T19"/></text:p>
      <text:p text:style-name="P32"><text:tab/>Anmerkungen:</text:p>
      <text:list xml:id="list82352484446553" text:continue-list="list82351901959929" text:style-name="L9">
        <text:list-item>
          <text:list>
            <text:list-item>
              <text:p text:style-name="P48"><text:span text:style-name="T21">g</text:span><text:span text:style-name="T17">enaue Gradzahl zu treffen ist schwer (eventuell Einrastfunktion bei 45,90,...)</text:span></text:p>
            </text:list-item>
          </text:list>
        </text:list-item>
      </text:list>
      <text:p text:style-name="P11"/>
      <text:p text:style-name="P11"><text:tab/>Stre<text:span text:style-name="T24">cken</text:span></text:p>
      <text:list xml:id="list2236646176" text:style-name="L5">
        <text:list-item>
          <text:p text:style-name="P39">Wechseln Sie zum <text:span text:style-name="T3">Strecken-</text:span><text:span text:style-name="T1">Werkzeug</text:span>.</text:p>
        </text:list-item>
        <text:list-item>
          <text:p text:style-name="P39">Strecken Sie das Objekt in der Horizontalen, indem Sie erneut mit Daumen und Zeigefinger das Objekt auseinanderziehen.</text:p>
        </text:list-item>
        <text:list-item>
          <text:p text:style-name="P40">Strecken Sie das Objekt <text:span text:style-name="T24">ebenfalls in der Vertikalen und in der Diagonalen.</text:span></text:p>
        </text:list-item>
      </text:list>
      <text:p text:style-name="P42"/>
      <text:p text:style-name="P33"><text:tab/>Anmerkungen:</text:p>
      <text:list xml:id="list82352770348467" text:continue-list="list82352484446553" text:style-name="L9">
        <text:list-item>
          <text:list>
            <text:list-item>
              <text:p text:style-name="P49"><text:span text:style-name="T17">Objekt verzerrt sich von hinterer linker Achse aus und nicht von der Mitte aus</text:span></text:p>
            </text:list-item>
            <text:list-item>
              <text:p text:style-name="P49"><text:span text:style-name="T17">trifft schwer die Diagonale</text:span></text:p>
            </text:list-item>
          </text:list>
        </text:list-item>
      </text:list>
      <text:p text:style-name="P11"/>
      <text:p text:style-name="P12"><text:tab/></text:p>
      <text:p text:style-name="P19"><text:tab/>Farbe ändern</text:p>
      <text:list xml:id="list2879959210" text:style-name="L6">
        <text:list-item>
          <text:p text:style-name="P41">Wechseln Sie zum <text:span text:style-name="T4">Werkzeug </text:span><text:span text:style-name="T5">zum </text:span><text:span text:style-name="T4">Ändern der Farbe</text:span><text:span text:style-name="T22">.</text:span></text:p>
        </text:list-item>
        <text:list-item>
          <text:p text:style-name="P43">Nutzen Sie den RGB Slider, um ihrem Objekt eine <text:span text:style-name="T20">blaue</text:span><text:span text:style-name="T1"> </text:span>Farbe zu geben.</text:p>
          <text:p text:style-name="P55">Tipp: Roten und grünen Slider Richtung 0 bewegen</text:p>
        </text:list-item>
        <text:list-item>
          <text:p text:style-name="P56">Machen Sie das Objekt transparenter. Nutzen Sie hierfür den grauen Slider.</text:p>
        </text:list-item>
      </text:list>
      <text:p text:style-name="P57"/>
      <text:p text:style-name="P33"><text:tab/>Anmerkungen:</text:p>
      <text:list xml:id="list82353027705804" text:continue-list="list82352770348467" text:style-name="L9">
        <text:list-item>
          <text:list>
            <text:list-item>
              <text:p text:style-name="P58">gut</text:p>
            </text:list-item>
          </text:list>
        </text:list-item>
      </text:list>
      <text:p text:style-name="P11"/>
      <text:p text:style-name="P11"><text:tab/>Kopieren</text:p>
      <text:list xml:id="list2318683980" text:style-name="L7">
        <text:list-item>
          <text:p text:style-name="P44">Klicken Sie auf das <text:span text:style-name="T3">Kopierwerkzeug</text:span>.</text:p>
        </text:list-item>
        <text:list-item>
          <text:p text:style-name="P45">Anschließend bewegen Sie das kopierte Objekt aus dem Original.</text:p>
        </text:list-item>
        <text:list-item>
          <text:p text:style-name="P46">Verlassen Sie anschließend die Manipulationssicht.</text:p>
        </text:list-item>
      </text:list>
      <text:p text:style-name="P47"/>
      <text:p text:style-name="P33"><text:tab/>Anmerkungen:</text:p>
      <text:list xml:id="list82351595403946" text:continue-list="list82353027705804" text:style-name="L9">
        <text:list-item>
          <text:list>
            <text:list-item>
              <text:p text:style-name="P58">will drücken um es zu setzen (siehe Verschieben)</text:p>
            </text:list-item>
          </text:list>
        </text:list-item>
      </text:list>
      <text:p text:style-name="P13"/>
      <text:p text:style-name="P15">Die erste Skulptur</text:p>
      <text:p text:style-name="P8">Bauen Sie ein<text:span text:style-name="T24">en Schneemann</text:span>! </text:p>
      <text:p text:style-name="P29">Es gibt keine genauen Vorgaben wie sie dabei vorgehen sollen oder wie ihr Schneemann am Ende aussehen soll.</text:p>
      <text:p text:style-name="P29"/>
      <text:p text:style-name="P33"><text:tab/>Anmerkungen:</text:p>
      <text:list xml:id="list82352676956810" text:continue-numbering="true" text:style-name="L9">
        <text:list-item>
          <text:list>
            <text:list-item>
              <text:p text:style-name="P58">bei dunklem Hintergrund erkennt man markierte Objekte schlecht</text:p>
            </text:list-item>
            <text:list-item>
              <text:p text:style-name="P58">hat intuitiv auf Home Button gedrückt als sie etwas rückgängig machen wollte</text:p>
            </text:list-item>
            <text:list-item>
              <text:p text:style-name="P58">grünes Prefab nervt zum Teil (direkt in Sicht ohne Prefab wechseln)</text:p>
            </text:list-item>
          </text:list>
        </text:list-item>
      </text:list>
      <text:p text:style-name="P9"/>
      <text:p text:style-name="P14">Festhalten von Erinnerungen</text:p>
      <text:p text:style-name="P10"><text:tab/><text:span text:style-name="T7">Screenshots</text:span></text:p>
      <text:list xml:id="list291350949" text:style-name="L8">
        <text:list-item>
          <text:p text:style-name="P53"><text:span text:style-name="T8">Falls nicht schon ge</text:span><text:span text:style-name="T9">schehen</text:span><text:span text:style-name="T8">, verlassen Sie die Manipulationssicht.</text:span></text:p>
        </text:list-item>
        <text:list-item>
          <text:p text:style-name="P24">Richten Sie die Kamera so aus, dass ihre gesamte Skulptur zu sehen ist.</text:p>
        </text:list-item>
        <text:list-item>
          <text:p text:style-name="P24"><text:soft-page-break/>Fotografieren Sie nun ihre Skulptur durch Klicken des <text:span text:style-name="T1">Kamera-Icons</text:span>.</text:p>
        </text:list-item>
        <text:list-item>
          <text:p text:style-name="P30">Wechseln sie in das Hauptmenü und <text:span text:style-name="T25">öffnen sie dort die </text:span><text:span text:style-name="T6">Gallerie</text:span><text:span text:style-name="T25">, um ihre Aufnahmen anzusehen.</text:span></text:p>
        </text:list-item>
      </text:list>
      <text:p text:style-name="P29"/>
      <text:p text:style-name="P34"><text:tab/>Anmerkungen:</text:p>
      <text:list xml:id="list82351920372475" text:continue-list="list82352676956810" text:style-name="L9">
        <text:list-item>
          <text:list>
            <text:list-item>
              <text:p text:style-name="P59">Fotofunktion und Gallerie sehr gut umgesetzt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elen Dank für Ihre Teilnahm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7T14:48:56.867000000</meta:creation-date>
    <dc:date>2021-08-23T08:23:51.209000000</dc:date>
    <meta:editing-duration>PT42M36S</meta:editing-duration>
    <meta:editing-cycles>21</meta:editing-cycles>
    <meta:generator>LibreOffice/6.4.3.2$Windows_X86_64 LibreOffice_project/747b5d0ebf89f41c860ec2a39efd7cb15b54f2d8</meta:generator>
    <meta:document-statistic meta:table-count="0" meta:image-count="0" meta:object-count="0" meta:page-count="4" meta:paragraph-count="66" meta:word-count="428" meta:character-count="2733" meta:non-whitespace-character-count="2390"/>
  </office:meta>
</office:document-meta>
</file>